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159.99mm" svg:height="89.99mm" svg:x="22.47mm" svg:y="61.56mm">
            <loext:p draw:notify-on-update-of-ranges="'06-05'.C4:'06-05'.C12 '06-05'.D3:'06-05'.D3 '06-05'.D4:'06-05'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5.4" calcext:value-type="float">
            <text:p>5,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2.53086419753086" calcext:value-type="float">
            <text:p>2,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9.2780487804878" calcext:value-type="float">
            <text:p>9,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21661409043113" calcext:value-type="float">
            <text:p>8,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159.99mm" svg:height="89.99mm" svg:x="22.47mm" svg:y="61.56mm">
            <loext:p draw:notify-on-update-of-ranges="'07-05'.C4:'07-05'.C12 '07-05'.D3:'07-05'.D3 '07-05'.D4:'07-05'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4" calcext:value-type="float">
            <text:p>5,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7037037037037" calcext:value-type="float">
            <text:p>1,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3" calcext:value-type="float">
            <text:p>3,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5.36231884057971" calcext:value-type="float">
            <text:p>5,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17297297297297" calcext:value-type="float">
            <text:p>6,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159.99mm" svg:height="89.99mm" svg:x="22.47mm" svg:y="61.56mm">
            <loext:p draw:notify-on-update-of-ranges="'07-05_RANDOM'.C4:'07-05_RANDOM'.C12 '07-05_RANDOM'.D3:'07-05_RANDOM'.D3 '07-05_RANDOM'.D4:'07-05_RANDOM'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2.2" calcext:value-type="float">
            <text:p>2,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77272727272727" calcext:value-type="float">
            <text:p>2,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,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0.795081967213115" calcext:value-type="float">
            <text:p>0,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,3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29896907216495" calcext:value-type="float">
            <text:p>2,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3.85650224215247" calcext:value-type="float">
            <text:p>3,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6046511627907" calcext:value-type="float">
            <text:p>2,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159.99mm" svg:height="89.99mm" svg:x="22.47mm" svg:y="61.56mm">
            <loext:p draw:notify-on-update-of-ranges="'07-05_CIRCLE'.C4:'07-05_CIRCLE'.C12 '07-05_CIRCLE'.D3:'07-05_CIRCLE'.D3 '07-05_CIRCLE'.D4:'07-05_CIRCLE'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" calcext:value-type="float">
            <text:p>4,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,1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3.38888888888889" calcext:value-type="float">
            <text:p>3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,6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65573770491803" calcext:value-type="float">
            <text:p>6,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,5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923645320197" calcext:value-type="float">
            <text:p>15,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,8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6.24408352668214" calcext:value-type="float">
            <text:p>6,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159.99mm" svg:height="89.99mm" svg:x="22.47mm" svg:y="61.56mm">
            <loext:p draw:notify-on-update-of-ranges="'11-05_RANDOM'.C4:'11-05_RANDOM'.C12 '11-05_RANDOM'.D3:'11-05_RANDOM'.D3 '11-05_RANDOM'.D4:'11-05_RANDOM'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,6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,6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45454545454545" calcext:value-type="float">
            <text:p>1,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1458333333333" calcext:value-type="float">
            <text:p>1,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,2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741935483871" calcext:value-type="float">
            <text:p>1,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,4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58241758241758" calcext:value-type="float">
            <text:p>4,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,6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44124700239808" calcext:value-type="float">
            <text:p>2,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159.99mm" svg:height="89.99mm" svg:x="22.47mm" svg:y="61.56mm">
            <loext:p draw:notify-on-update-of-ranges="'11-05_CIRCLE'.C4:'11-05_CIRCLE'.C12 '11-05_CIRCLE'.D3:'11-05_CIRCLE'.D3 '11-05_CIRCLE'.D4:'11-05_CIRCLE'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2.35" calcext:value-type="float">
            <text:p>2,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,1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4.53191489361702" calcext:value-type="float">
            <text:p>4,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,33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2.97183098591549" calcext:value-type="float">
            <text:p>2,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,27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20379146919431" calcext:value-type="float">
            <text:p>6,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,07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5.8408454290807" calcext:value-type="float">
            <text:p>15,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,07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70686578680856" calcext:value-type="float">
            <text:p>5,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159.99mm" svg:height="89.99mm" svg:x="22.47mm" svg:y="61.56mm">
            <loext:p draw:notify-on-update-of-ranges="'11-05_LINE_IN_LINE'.C4:'11-05_LINE_IN_LINE'.C12 '11-05_LINE_IN_LINE'.D3:'11-05_LINE_IN_LINE'.D3 '11-05_LINE_IN_LINE'.D4:'11-05_LINE_IN_LINE'.D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1.85714285714286" calcext:value-type="float">
            <text:p>1,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15384615384615" calcext:value-type="float">
            <text:p>4,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,4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6.55555555555555" calcext:value-type="float">
            <text:p>6,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,3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6.3926553672316" calcext:value-type="float">
            <text:p>16,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,2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8.87678786834396" calcext:value-type="float">
            <text:p>8,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159.99mm" svg:height="89.99mm" svg:x="22.47mm" svg:y="61.56mm">
            <loext:p draw:notify-on-update-of-ranges="'11-05_IN_TRIANGLE'.C4:'11-05_IN_TRIANGLE'.C12 '11-05_IN_TRIANGLE'.D3:'11-05_IN_TRIANGLE'.D3 '11-05_IN_TRIANGLE'.D4:'11-05_IN_TRIANGLE'.D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3" calcext:value-type="float">
            <text:p>1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3.84615384615385" calcext:value-type="float">
            <text:p>3,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,4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68" calcext:value-type="float">
            <text:p>1,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,9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2.13095238095238" calcext:value-type="float">
            <text:p>2,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,9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18435754189944" calcext:value-type="float">
            <text:p>4,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,8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4.14953271028037" calcext:value-type="float">
            <text:p>4,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159.99mm" svg:height="89.99mm" svg:x="22.47mm" svg:y="61.56mm">
            <loext:p draw:notify-on-update-of-ranges="'12-05_RANDOM'.C4:'12-05_RANDOM'.C12 '12-05_RANDOM'.D3:'12-05_RANDOM'.D3 '12-05_RANDOM'.D4:'12-05_RANDOM'.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24242424242424" calcext:value-type="float">
            <text:p>1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,2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1.75609756097561" calcext:value-type="float">
            <text:p>1,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25" calcext:value-type="float">
            <text:p>1,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11111111111111" calcext:value-type="float">
            <text:p>1,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,8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5.08" calcext:value-type="float">
            <text:p>5,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,2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2.0511811023622" calcext:value-type="float">
            <text:p>2,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159.99mm" svg:height="89.99mm" svg:x="22.47mm" svg:y="61.56mm">
            <loext:p draw:notify-on-update-of-ranges="'12-05_CIRCLE'.C4:'12-05_CIRCLE'.C12 '12-05_CIRCLE'.D3:'12-05_CIRCLE'.D3 '12-05_CIRCLE'.D4:'12-05_CIRCLE'.D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" calcext:value-type="float">
            <text:p>5,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1.96" calcext:value-type="float">
            <text:p>1,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,9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4.26530612244898" calcext:value-type="float">
            <text:p>4,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,8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5215311004785" calcext:value-type="float">
            <text:p>11,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,5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5.80357142857143" calcext:value-type="float">
            <text:p>5,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159.99mm" svg:height="89.99mm" svg:x="22.47mm" svg:y="61.56mm">
            <loext:p draw:notify-on-update-of-ranges="'17-05_RANDOM'.C4:'17-05_RANDOM'.C12 '17-05_RANDOM'.D3:'17-05_RANDOM'.D3 '17-05_RANDOM'.D4:'17-05_RANDOM'.D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[.C4]*LOG([.C4])" office:value-type="float" office:value="1.43136376415899" calcext:value-type="float">
            <text:p>1,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C5]*LOG([.C5])" office:value-type="float" office:value="3.49485002168009" calcext:value-type="float">
            <text:p>3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C6]*LOG([.C6])" office:value-type="float" office:value="10" calcext:value-type="float">
            <text:p>1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,29</text:p>
          </table:table-cell>
          <table:table-cell/>
          <table:table-cell table:formula="of:=[.C7]*LOG([.C7])" office:value-type="float" office:value="26.0205999132796" calcext:value-type="float">
            <text:p>26,0</text:p>
          </table:table-cell>
          <table:table-cell table:style-name="ce1" table:formula="of:=[.F7]/[.F6]" office:value-type="float" office:value="2.60205999132796" calcext:value-type="float">
            <text:p>2,60</text:p>
          </table:table-cell>
          <table:table-cell table:style-name="ce1" table:formula="of:=[.D7]/[.D6]" office:value-type="float" office:value="1.52631578947368" calcext:value-type="float">
            <text:p>1,53</text:p>
          </table:table-cell>
          <table:table-cell/>
          <table:table-cell table:formula="of:=[.H7]/[.G7]" office:value-type="float" office:value="0.586579784693868" calcext:value-type="float">
            <text:p>0,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[.C8]*LOG([.C8])" office:value-type="float" office:value="84.9485002168009" calcext:value-type="float">
            <text:p>84,9</text:p>
          </table:table-cell>
          <table:table-cell table:style-name="ce1" table:formula="of:=[.F8]/[.F7]" office:value-type="float" office:value="3.26466340130181" calcext:value-type="float">
            <text:p>3,26</text:p>
          </table:table-cell>
          <table:table-cell table:style-name="ce1" table:formula="of:=[.D8]/[.D7]" office:value-type="float" office:value="2.20689655172414" calcext:value-type="float">
            <text:p>2,21</text:p>
          </table:table-cell>
          <table:table-cell table:style-name="ce2"/>
          <table:table-cell table:formula="of:=[.H8]/[.G8]" office:value-type="float" office:value="0.675995127351911" calcext:value-type="float">
            <text:p>0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/>
          <table:table-cell table:formula="of:=[.C9]*LOG([.C9])" office:value-type="float" office:value="200" calcext:value-type="float">
            <text:p>200,0</text:p>
          </table:table-cell>
          <table:table-cell table:style-name="ce1" table:formula="of:=[.F9]/[.F8]" office:value-type="float" office:value="2.35436764027112" calcext:value-type="float">
            <text:p>2,35</text:p>
          </table:table-cell>
          <table:table-cell table:style-name="ce1" table:formula="of:=[.D9]/[.D8]" office:value-type="float" office:value="1.984375" calcext:value-type="float">
            <text:p>1,98</text:p>
          </table:table-cell>
          <table:table-cell table:style-name="ce2"/>
          <table:table-cell table:formula="of:=[.H9]/[.G9]" office:value-type="float" office:value="0.842848400588572" calcext:value-type="float">
            <text:p>0,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C10]*LOG([.C10])" office:value-type="float" office:value="460.205999132796" calcext:value-type="float">
            <text:p>460,2</text:p>
          </table:table-cell>
          <table:table-cell table:style-name="ce1" table:formula="of:=[.F10]/[.F9]" office:value-type="float" office:value="2.30102999566398" calcext:value-type="float">
            <text:p>2,30</text:p>
          </table:table-cell>
          <table:table-cell table:style-name="ce1" table:formula="of:=[.D10]/[.D9]" office:value-type="float" office:value="1.47244094488189" calcext:value-type="float">
            <text:p>1,47</text:p>
          </table:table-cell>
          <table:table-cell table:style-name="ce2"/>
          <table:table-cell table:formula="of:=[.H10]/[.G10]" office:value-type="float" office:value="0.639905150152988" calcext:value-type="float">
            <text:p>0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,53</text:p>
          </table:table-cell>
          <table:table-cell/>
          <table:table-cell table:formula="of:=[.C11]*LOG([.C11])" office:value-type="float" office:value="1349.48500216801" calcext:value-type="float">
            <text:p>1349,5</text:p>
          </table:table-cell>
          <table:table-cell table:style-name="ce1" table:formula="of:=[.F11]/[.F10]" office:value-type="float" office:value="2.93234987095117" calcext:value-type="float">
            <text:p>2,93</text:p>
          </table:table-cell>
          <table:table-cell table:style-name="ce1" table:formula="of:=[.D11]/[.D10]" office:value-type="float" office:value="4.02673796791444" calcext:value-type="float">
            <text:p>4,03</text:p>
          </table:table-cell>
          <table:table-cell table:style-name="ce2"/>
          <table:table-cell table:formula="of:=[.H11]/[.G11]" office:value-type="float" office:value="1.37321197849023" calcext:value-type="float">
            <text:p>1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,87</text:p>
          </table:table-cell>
          <table:table-cell/>
          <table:table-cell table:formula="of:=[.C12]*LOG([.C12])" office:value-type="float" office:value="3000" calcext:value-type="float">
            <text:p>3000,0</text:p>
          </table:table-cell>
          <table:table-cell table:style-name="ce1" table:formula="of:=[.F12]/[.F11]" office:value-type="float" office:value="2.22307027879551" calcext:value-type="float">
            <text:p>2,22</text:p>
          </table:table-cell>
          <table:table-cell table:style-name="ce1" table:formula="of:=[.D12]/[.D11]" office:value-type="float" office:value="3.03718459495352" calcext:value-type="float">
            <text:p>3,04</text:p>
          </table:table-cell>
          <table:table-cell table:style-name="ce2"/>
          <table:table-cell table:formula="of:=[.H12]/[.G12]" office:value-type="float" office:value="1.3662116865685" calcext:value-type="float">
            <text:p>1,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,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159.99mm" svg:height="89.99mm" svg:x="22.47mm" svg:y="61.56mm">
            <loext:p draw:notify-on-update-of-ranges="'17-05_CIRCLE'.C4:'17-05_CIRCLE'.C12 '17-05_CIRCLE'.D3:'17-05_CIRCLE'.D3 '17-05_CIRCLE'.D4:'17-05_CIRCLE'.D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C4]^2" office:value-type="float" office:value="9" calcext:value-type="float">
            <text:p>9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[.C5]^2" office:value-type="float" office:value="25" calcext:value-type="float">
            <text:p>25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[.C6]^2" office:value-type="float" office:value="100" calcext:value-type="float">
            <text:p>100,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C7]^2" office:value-type="float" office:value="400" calcext:value-type="float">
            <text:p>400,0</text:p>
          </table:table-cell>
          <table:table-cell table:style-name="ce1" table:formula="of:=[.F7]/[.F6]" office:value-type="float" office:value="4" calcext:value-type="float">
            <text:p>4,00</text:p>
          </table:table-cell>
          <table:table-cell table:style-name="ce1" table:formula="of:=[.D7]/[.D6]" office:value-type="float" office:value="3" calcext:value-type="float">
            <text:p>3,00</text:p>
          </table:table-cell>
          <table:table-cell/>
          <table:table-cell table:formula="of:=[.H7]/[.G7]" office:value-type="float" office:value="0.75" calcext:value-type="float">
            <text:p>0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C8]^2" office:value-type="float" office:value="2500" calcext:value-type="float">
            <text:p>2500,0</text:p>
          </table:table-cell>
          <table:table-cell table:style-name="ce1" table:formula="of:=[.F8]/[.F7]" office:value-type="float" office:value="6.25" calcext:value-type="float">
            <text:p>6,25</text:p>
          </table:table-cell>
          <table:table-cell table:style-name="ce1" table:formula="of:=[.D8]/[.D7]" office:value-type="float" office:value="5.83333333333333" calcext:value-type="float">
            <text:p>5,83</text:p>
          </table:table-cell>
          <table:table-cell table:style-name="ce2"/>
          <table:table-cell table:formula="of:=[.H8]/[.G8]"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/>
          <table:table-cell table:formula="of:=[.C9]^2" office:value-type="float" office:value="10000" calcext:value-type="float">
            <text:p>10000,0</text:p>
          </table:table-cell>
          <table:table-cell table:style-name="ce1" table:formula="of:=[.F9]/[.F8]" office:value-type="float" office:value="4" calcext:value-type="float">
            <text:p>4,00</text:p>
          </table:table-cell>
          <table:table-cell table:style-name="ce1" table:formula="of:=[.D9]/[.D8]" office:value-type="float" office:value="4.67142857142857" calcext:value-type="float">
            <text:p>4,67</text:p>
          </table:table-cell>
          <table:table-cell table:style-name="ce2"/>
          <table:table-cell table:formula="of:=[.H9]/[.G9]" office:value-type="float" office:value="1.16785714285714" calcext:value-type="float">
            <text:p>1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,23</text:p>
          </table:table-cell>
          <table:table-cell/>
          <table:table-cell table:formula="of:=[.C10]^2" office:value-type="float" office:value="40000" calcext:value-type="float">
            <text:p>40000,0</text:p>
          </table:table-cell>
          <table:table-cell table:style-name="ce1" table:formula="of:=[.F10]/[.F9]" office:value-type="float" office:value="4" calcext:value-type="float">
            <text:p>4,00</text:p>
          </table:table-cell>
          <table:table-cell table:style-name="ce1" table:formula="of:=[.D10]/[.D9]" office:value-type="float" office:value="5.26911314984709" calcext:value-type="float">
            <text:p>5,27</text:p>
          </table:table-cell>
          <table:table-cell table:style-name="ce2"/>
          <table:table-cell table:formula="of:=[.H10]/[.G10]" office:value-type="float" office:value="1.31727828746177" calcext:value-type="float">
            <text:p>1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,39</text:p>
          </table:table-cell>
          <table:table-cell/>
          <table:table-cell table:formula="of:=[.C11]^2" office:value-type="float" office:value="250000" calcext:value-type="float">
            <text:p>250000,0</text:p>
          </table:table-cell>
          <table:table-cell table:style-name="ce1" table:formula="of:=[.F11]/[.F10]" office:value-type="float" office:value="6.25" calcext:value-type="float">
            <text:p>6,25</text:p>
          </table:table-cell>
          <table:table-cell table:style-name="ce1" table:formula="of:=[.D11]/[.D10]" office:value-type="float" office:value="11.165989553105" calcext:value-type="float">
            <text:p>11,17</text:p>
          </table:table-cell>
          <table:table-cell table:style-name="ce2"/>
          <table:table-cell table:formula="of:=[.H11]/[.G11]" office:value-type="float" office:value="1.78655832849681" calcext:value-type="float">
            <text:p>1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,71</text:p>
          </table:table-cell>
          <table:table-cell/>
          <table:table-cell table:formula="of:=[.C12]^2" office:value-type="float" office:value="1000000" calcext:value-type="float">
            <text:p>1000000,0</text:p>
          </table:table-cell>
          <table:table-cell table:style-name="ce1" table:formula="of:=[.F12]/[.F11]" office:value-type="float" office:value="4" calcext:value-type="float">
            <text:p>4,00</text:p>
          </table:table-cell>
          <table:table-cell table:style-name="ce1" table:formula="of:=[.D12]/[.D11]" office:value-type="float" office:value="7.10385155153594" calcext:value-type="float">
            <text:p>7,10</text:p>
          </table:table-cell>
          <table:table-cell table:style-name="ce2"/>
          <table:table-cell table:formula="of:=[.H12]/[.G12]" office:value-type="float" office:value="1.77596288788399" calcext:value-type="float">
            <text:p>1,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,29</text:p>
          </table:table-cell>
          <table:table-cell office:value-type="string" calcext:value-type="string">
            <text:p>*N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.00.0000</text:date>, <text:time style:data-style-name="N2" text:time-value="10:42:50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7T11:05:41.587000000</dc:date>
    <meta:editing-duration>PT3H5M31S</meta:editing-duration>
    <meta:editing-cycles>17</meta:editing-cycles>
    <meta:generator>LibreOffice/5.1.1.3$Windows_x86 LibreOffice_project/89f508ef3ecebd2cfb8e1def0f0ba9a803b88a6d</meta:generator>
    <meta:document-statistic meta:table-count="12" meta:cell-count="54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